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2e5a60" officeooo:paragraph-rsid="002e5a60"/>
    </style:style>
    <style:style style:name="P2" style:family="paragraph" style:parent-style-name="Text_20_body">
      <style:text-properties officeooo:rsid="001f0343" officeooo:paragraph-rsid="001f0343"/>
    </style:style>
    <style:style style:name="P3" style:family="paragraph" style:parent-style-name="Text_20_body">
      <style:text-properties officeooo:rsid="001f37c0" officeooo:paragraph-rsid="001f37c0"/>
    </style:style>
    <style:style style:name="P4" style:family="paragraph" style:parent-style-name="Text_20_body">
      <style:text-properties officeooo:rsid="001ff967" officeooo:paragraph-rsid="001ff967"/>
    </style:style>
    <style:style style:name="P5" style:family="paragraph" style:parent-style-name="Text_20_body">
      <style:text-properties officeooo:rsid="0021bd5d" officeooo:paragraph-rsid="0021bd5d"/>
    </style:style>
    <style:style style:name="P6" style:family="paragraph" style:parent-style-name="Text_20_body">
      <style:text-properties officeooo:rsid="00235515" officeooo:paragraph-rsid="00235515"/>
    </style:style>
    <style:style style:name="P7" style:family="paragraph" style:parent-style-name="Text_20_body">
      <style:text-properties officeooo:rsid="00248263" officeooo:paragraph-rsid="00248263"/>
    </style:style>
    <style:style style:name="P8" style:family="paragraph" style:parent-style-name="Text_20_body">
      <style:text-properties officeooo:paragraph-rsid="0026d680"/>
    </style:style>
    <style:style style:name="P9" style:family="paragraph" style:parent-style-name="Text_20_body">
      <style:text-properties officeooo:rsid="0026d680" officeooo:paragraph-rsid="002bdeb4"/>
    </style:style>
    <style:style style:name="P10" style:family="paragraph" style:parent-style-name="Text_20_body">
      <style:text-properties officeooo:rsid="0026d680" officeooo:paragraph-rsid="0032702d"/>
    </style:style>
    <style:style style:name="P11" style:family="paragraph" style:parent-style-name="Text_20_body">
      <style:text-properties officeooo:rsid="0032702d" officeooo:paragraph-rsid="0032702d"/>
    </style:style>
    <style:style style:name="P12" style:family="paragraph" style:parent-style-name="Standard">
      <style:text-properties officeooo:rsid="0032702d" officeooo:paragraph-rsid="0032702d"/>
    </style:style>
    <style:style style:name="P13" style:family="paragraph" style:parent-style-name="Standard">
      <style:text-properties officeooo:rsid="0033fcf5" officeooo:paragraph-rsid="0033fcf5"/>
    </style:style>
    <style:style style:name="P14" style:family="paragraph" style:parent-style-name="Text_20_body">
      <style:text-properties officeooo:rsid="0026d680" officeooo:paragraph-rsid="0026d680"/>
    </style:style>
    <style:style style:name="T1" style:family="text">
      <style:text-properties officeooo:rsid="001f82f5"/>
    </style:style>
    <style:style style:name="T2" style:family="text">
      <style:text-properties officeooo:rsid="0023053c"/>
    </style:style>
    <style:style style:name="T3" style:family="text">
      <style:text-properties officeooo:rsid="0025d1ed"/>
    </style:style>
    <style:style style:name="T4" style:family="text">
      <style:text-properties officeooo:rsid="0026d680"/>
    </style:style>
    <style:style style:name="T5" style:family="text">
      <style:text-properties officeooo:rsid="0034b93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Introduction</text:p>
      <text:p text:style-name="P3">Issue tracker is a web application that can handle and track issues.</text:p>
      <text:p text:style-name="Text_20_body">1.1 Purpose</text:p>
      <text:p text:style-name="P3">You can manage issue activities from <text:span text:style-name="T1">start to end. Users with specific permissions can manage these issues.</text:span></text:p>
      <text:p text:style-name="Text_20_body">1.2 Intended Audience</text:p>
      <text:p text:style-name="P5">Managers.</text:p>
      <text:p text:style-name="Text_20_body">1.3 Intended Use</text:p>
      <text:p text:style-name="P4">Users and managers.</text:p>
      <text:p text:style-name="Text_20_body">1.4 Scope</text:p>
      <text:p text:style-name="P5">-better, more organized issue management<text:line-break/>-ability to get up to date informatio<text:span text:style-name="T2">n</text:span></text:p>
      <text:p text:style-name="Text_20_body">1.5 Definitions and Acronyms</text:p>
      <text:p text:style-name="P6">Once this system is used, it will be difficult afterwards to handle issues if the system is down.</text:p>
      <text:p text:style-name="Text_20_body">2. Overall Description</text:p>
      <text:p text:style-name="P7">This will be a new system implementation.</text:p>
      <text:p text:style-name="Text_20_body">2.1 User Needs</text:p>
      <text:p text:style-name="P7">agent: who works on the issue<text:line-break/>manager: who monitors the issues</text:p>
      <text:p text:style-name="Text_20_body">2.2 Assumptions and Dependencies</text:p>
      <text:p text:style-name="Text_20_body"/>
      <text:p text:style-name="Text_20_body">3. System Features and Requirements</text:p>
      <text:p text:style-name="P8">3.1 Functional Requirements</text:p>
      <text:p text:style-name="P8">-<text:span text:style-name="T4">Security: login and authentication</text:span></text:p>
      <text:p text:style-name="P14">-Database: <text:span text:style-name="T5">Hibernate<text:line-break/><text:tab/>User DB</text:span></text:p>
      <text:p text:style-name="P9">-CRUD functions</text:p>
      <text:p text:style-name="P9">-Nice UI</text:p>
      <text:p text:style-name="P10">-GIT<text:line-break/></text:p>
      <text:p text:style-name="Text_20_body">3.2 External Interface Requirements</text:p>
      <text:p text:style-name="Text_20_body"><text:soft-page-break/>3.3 System Features<text:line-break/><text:span text:style-name="T3">A web browser</text:span></text:p>
      <text:p text:style-name="Text_20_body">3.4 Nonfunctional Requirements</text:p>
      <text:p text:style-name="P11">TDT (Test Driven Development)</text:p>
      <text:p text:style-name="P1"/>
      <text:p text:style-name="P1"/>
      <text:p text:style-name="P1">Roadmap</text:p>
      <text:p text:style-name="P1">1. Login page, authentication on auth0, store token</text:p>
      <text:p text:style-name="P12">2. Test environment</text:p>
      <text:p text:style-name="P13">3. Databa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2T10:51:36.140285964</meta:creation-date>
    <meta:generator>LibreOffice/6.0.7.3$Linux_X86_64 LibreOffice_project/00m0$Build-3</meta:generator>
    <dc:date>2020-10-25T10:30:37.690879829</dc:date>
    <meta:editing-duration>PT3H56M31S</meta:editing-duration>
    <meta:editing-cycles>18</meta:editing-cycles>
    <meta:document-statistic meta:table-count="0" meta:image-count="0" meta:object-count="0" meta:page-count="2" meta:paragraph-count="32" meta:word-count="159" meta:character-count="1019" meta:non-whitespace-character-count="890"/>
  </office:meta>
</office:document-meta>
</file>